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1.728cm" svg:height="4.509cm" draw:transform="rotate (-3.14159265358979) translate (5.896972914562cm 7.7193351549664cm)" svg:viewBox="0 0 1729 4510" svg:d="M973 21c51-86 577 109 510 212-256 451-768 1612-764 1913s587 1191 1005 1707c62 116-416 820-527 621-161-369-915-1422-1099-1734-156-255-95-623-27-773 150-332 603-1128 902-1946z">
          <text:p/>
        </draw:path>
        <draw:path draw:style-name="gr2" draw:text-style-name="P1" draw:layer="layout" svg:width="0.835cm" svg:height="0.55cm" draw:transform="skewX (-0.00139626340159544) rotate (-2.15705242253979) translate (4.85903264294199cm 3.320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37) rotate (-2.15705242253979) translate (5.11703264294199cm 7.414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22:30:10.011000000</dc:date>
    <meta:editing-duration>PT2M50S</meta:editing-duration>
    <meta:editing-cycles>3</meta:editing-cycles>
    <meta:generator>LibreOffice/24.2.4.2$Windows_X86_64 LibreOffice_project/51a6219feb6075d9a4c46691dcfe0cd9c4fff3c2</meta:generator>
    <meta:document-statistic meta:object-count="3"/>
  </office:meta>
</office:document-meta>
</file>